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19.56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21.33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24.8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 style:data-style-name="N109"/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4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ole_20_tabeli_20_przestawnej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ole_20_tabeli_20_przestawnej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Kategoria_20_tabeli_20_przestawnej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Wartość_20_tabeli_20_przestawnej" style:data-style-name="N113">
      <style:table-cell-properties fo:border-bottom="none" fo:border-left="0.99pt solid #000000" fo:border-right="none" fo:border-top="0.99pt solid #000000"/>
    </style:style>
    <style:style style:name="ce32" style:family="table-cell" style:parent-style-name="Wartość_20_tabeli_20_przestawnej" style:data-style-name="N113">
      <style:table-cell-properties fo:border-bottom="none" fo:border-left="0.99pt solid #000000" fo:border-right="none" fo:border-top="none"/>
    </style:style>
    <style:style style:name="ce33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4" style:family="table-cell" style:parent-style-name="Wartość_20_tabeli_20_przestawnej">
      <style:table-cell-properties fo:border-bottom="0.99pt solid #000000" fo:border-left="0.99pt solid #000000" fo:border-right="none" fo:border-top="none"/>
    </style:style>
    <style:style style:name="ce35" style:family="table-cell" style:parent-style-name="Wynik_20_tabeli_20_przestawnej" style:data-style-name="N113">
      <style:table-cell-properties fo:border-bottom="2.01pt solid #000000" fo:border-left="0.99pt solid #000000" fo:border-right="none" fo:border-top="0.99pt solid #000000"/>
    </style:style>
    <style:style style:name="ce36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37" style:family="table-cell" style:parent-style-name="Kategoria_20_tabeli_20_przestawnej" style:data-style-name="N0">
      <style:table-cell-properties fo:border-bottom="0.99pt solid #000000" fo:border-left="none" fo:border-right="none" fo:border-top="none"/>
    </style:style>
    <style:style style:name="ce38" style:family="table-cell" style:parent-style-name="Wartość_20_tabeli_20_przestawnej">
      <style:table-cell-properties fo:border-bottom="none" fo:border-left="none" fo:border-right="0.99pt solid #000000" fo:border-top="0.99pt solid #000000"/>
    </style:style>
    <style:style style:name="ce39" style:family="table-cell" style:parent-style-name="Wartość_20_tabeli_20_przestawnej">
      <style:table-cell-properties fo:border-bottom="none" fo:border-left="none" fo:border-right="0.99pt solid #000000" fo:border-top="none"/>
    </style:style>
    <style:style style:name="ce40" style:family="table-cell" style:parent-style-name="Wartość_20_tabeli_20_przestawnej" style:data-style-name="N113">
      <style:table-cell-properties fo:border-bottom="none" fo:border-left="none" fo:border-right="0.99pt solid #000000" fo:border-top="none"/>
    </style:style>
    <style:style style:name="ce41" style:family="table-cell" style:parent-style-name="Wartość_20_tabeli_20_przestawnej" style:data-style-name="N113">
      <style:table-cell-properties fo:border-bottom="0.99pt solid #000000" fo:border-left="none" fo:border-right="0.99pt solid #000000" fo:border-top="none"/>
    </style:style>
    <style:style style:name="ce42" style:family="table-cell" style:parent-style-name="Wynik_20_tabeli_20_przestawnej" style:data-style-name="N113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44" style:family="table-cell" style:parent-style-name="Tytuł_20_tabeli_20_przestawnej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Wynik_20_tabeli_20_przestawnej" style:data-style-name="N113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Wynik_20_tabeli_20_przestawnej" style:data-style-name="N113">
      <style:table-cell-properties fo:border-bottom="none" fo:border-left="0.99pt solid #000000" fo:border-right="2.01pt solid #000000" fo:border-top="none"/>
    </style:style>
    <style:style style:name="ce47" style:family="table-cell" style:parent-style-name="Wynik_20_tabeli_20_przestawnej" style:data-style-name="N113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Wynik_20_tabeli_20_przestawnej" style:data-style-name="N113">
      <style:table-cell-properties fo:border-bottom="2.01pt solid #000000" fo:border-left="0.99pt solid #000000" fo:border-right="2.01pt solid #000000" fo:border-top="0.99pt solid #000000"/>
    </style:style>
    <style:style style:name="ta_extref" style:family="table">
      <style:table-properties table:display="false"/>
    </style:style>
    <style:style style:name="T1" style:family="text">
      <style:text-properties fo:text-shadow="none" style:font-name="Arial CE" fo:font-size="12pt" fo:font-weight="bold" style:text-underline-style="none" style:text-underline-color="font-color" style:text-line-through-type="none" fo:font-style="normal" style:text-outline="false" style:text-position="0% 100%" fo:color="#3333cc" style:font-name-complex="Arial CE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 CE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Wydział</text:p>
          </table:table-cell>
          <table:table-cell table:number-columns-repeated="1014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Drzewiecki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000" calcext:value-type="float">
            <text:p><text:s/>6 000,00 zł </text:p>
          </table:table-cell>
          <table:table-cell table:style-name="ce12" office:value-type="float" office:value="34" calcext:value-type="float">
            <text:p>34</text:p>
          </table:table-cell>
          <table:table-cell/>
          <table:table-cell table:style-name="ce19" office:value-type="string" calcext:value-type="string">
            <text:p>K</text:p>
          </table:table-cell>
          <table:table-cell office:value-type="string" calcext:value-type="string">
            <text:p>w5</text:p>
          </table:table-cell>
          <table:table-cell table:number-columns-repeated="1014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8" office:value-type="string" calcext:value-type="string">
            <text:p>Baler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000" calcext:value-type="float">
            <text:p><text:s/>6 000,00 zł </text:p>
          </table:table-cell>
          <table:table-cell table:style-name="ce12" office:value-type="float" office:value="34" calcext:value-type="float">
            <text:p>34</text:p>
          </table:table-cell>
          <table:table-cell/>
          <table:table-cell table:style-name="ce19" office:value-type="string" calcext:value-type="string">
            <text:p>M</text:p>
          </table:table-cell>
          <table:table-cell office:value-type="string" calcext:value-type="string">
            <text:p>w2</text:p>
          </table:table-cell>
          <table:table-cell table:number-columns-repeated="1014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Przybyl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/>
          <table:table-cell table:style-name="ce19" office:value-type="string" calcext:value-type="string">
            <text:p>Ile:</text:p>
          </table:table-cell>
          <table:table-cell table:formula="of:=DCOUNTA([.B4:.G103];[.E4];[.I4:.J5])" office:value-type="float" office:value="9" calcext:value-type="float">
            <text:p>9</text:p>
          </table:table-cell>
          <table:table-cell table:number-columns-repeated="1014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8" office:value-type="string" calcext:value-type="string">
            <text:p>Ci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/>
          <table:table-cell table:style-name="ce19" office:value-type="string" calcext:value-type="string">
            <text:p>Suma:</text:p>
          </table:table-cell>
          <table:table-cell table:style-name="ce20" table:formula="of:=DSUM([.B4:.G103];[.F4];[.I4:.J5])" office:value-type="currency" office:currency="PLN" office:value="12232" calcext:value-type="currency">
            <text:p>12 232,00 zł</text:p>
          </table:table-cell>
          <table:table-cell table:number-columns-repeated="1014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racka</text:p>
          </table:table-cell>
          <table:table-cell table:style-name="ce9" office:value-type="string" calcext:value-type="string">
            <text:p>Aldo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6" calcext:value-type="float">
            <text:p><text:s/>3 456,00 zł </text:p>
          </table:table-cell>
          <table:table-cell table:style-name="ce13" office:value-type="float" office:value="23" calcext:value-type="float">
            <text:p>23</text:p>
          </table:table-cell>
          <table:table-cell/>
          <table:table-cell table:style-name="ce19" office:value-type="string" calcext:value-type="string">
            <text:p>Suma_w1:</text:p>
          </table:table-cell>
          <table:table-cell table:style-name="ce20" table:formula="of:=DSUM([.B4:.G103];[.F4];[.I4:.K5])" office:value-type="string" office:string-value="" calcext:value-type="error">
            <text:p>Błąd:504</text:p>
          </table:table-cell>
          <table:table-cell table:number-columns-repeated="1014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Filoński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19" office:value-type="string" calcext:value-type="string">
            <text:p>Średnia_w1_w2:</text:p>
          </table:table-cell>
          <table:table-cell table:style-name="ce20" table:formula="of:=DAVERAGE(bazaP;[.F4];[.I4:.K6])['file:///home/kl2ag2/Dokumenty/gitrep/gitrepo/abaza/pracownicy.xls'#$Lista.M11]['file:///home/kl2ag2/Dokumenty/gitrep/gitrepo/abaza/pracownicy.xls'#$Lista.O8]:p11h1:[.H1048576]" office:value-type="string" office:string-value="" calcext:value-type="error">
            <text:p>Błąd:509</text:p>
          </table:table-cell>
          <table:table-cell table:number-columns-repeated="1014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Blich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0" calcext:value-type="float">
            <text:p>80</text:p>
          </table:table-cell>
          <table:table-cell table:style-name="ce8" office:value-type="string" calcext:value-type="string">
            <text:p>Doliński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8" office:value-type="string" calcext:value-type="string">
            <text:p>Burdanow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Hołda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56" calcext:value-type="float">
            <text:p><text:s/>2 356,00 zł 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9" office:value-type="string" calcext:value-type="string">
            <text:p>Kawalerowicz</text:p>
          </table:table-cell>
          <table:table-cell table:style-name="ce9" office:value-type="string" calcext:value-type="string">
            <text:p>Julian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56" calcext:value-type="float">
            <text:p><text:s/>2 356,00 zł 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nternowski</text:p>
          </table:table-cell>
          <table:table-cell table:style-name="ce9" office:value-type="string" calcext:value-type="string">
            <text:p>Wie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455" calcext:value-type="float">
            <text:p><text:s/>4 455,00 zł 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9" office:value-type="string" calcext:value-type="string">
            <text:p>Kowalski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455" calcext:value-type="float">
            <text:p><text:s/>4 455,00 zł 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iały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9" calcext:value-type="float">
            <text:p><text:s/>3 459,00 zł 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iel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9" calcext:value-type="float">
            <text:p><text:s/>3 459,00 zł 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Bzowicka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Jeleń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20" calcext:value-type="float">
            <text:p><text:s/>720,00 zł 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Malkowicz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20" calcext:value-type="float">
            <text:p><text:s/>720,00 zł 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Kamińska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romka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Bromke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Dolas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Krza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00" calcext:value-type="float">
            <text:p><text:s/>1 2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Kolanko</text:p>
          </table:table-cell>
          <table:table-cell table:style-name="ce9" office:value-type="string" calcext:value-type="string">
            <text:p>Ew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000" calcext:value-type="float">
            <text:p><text:s/>1 000,00 zł 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Wolf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Wolf</text:p>
          </table:table-cell>
          <table:table-cell table:style-name="ce8" office:value-type="string" calcext:value-type="string">
            <text:p>Katarzy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Trza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00" calcext:value-type="float">
            <text:p><text:s/>300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Trzaskal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00" calcext:value-type="float">
            <text:p><text:s/>300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Arłamow</text:p>
          </table:table-cell>
          <table:table-cell table:style-name="ce9" office:value-type="string" calcext:value-type="string">
            <text:p>Dariusz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4" calcext:value-type="float">
            <text:p><text:s/>2 334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9" office:value-type="string" calcext:value-type="string">
            <text:p>Bile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4" calcext:value-type="float">
            <text:p><text:s/>2 334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Drochojowska</text:p>
          </table:table-cell>
          <table:table-cell table:style-name="ce9" office:value-type="string" calcext:value-type="string">
            <text:p>Krysty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88" calcext:value-type="float">
            <text:p><text:s/>1 288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Gołdap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88" calcext:value-type="float">
            <text:p><text:s/>1 288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Wiśniewska 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8" office:value-type="string" calcext:value-type="string">
            <text:p>Wiśniewska </text:p>
          </table:table-cell>
          <table:table-cell table:style-name="ce8" office:value-type="string" calcext:value-type="string">
            <text:p>Hali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Irchanowicz 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Bałdyg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Chl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Ch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Minotaj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0" calcext:value-type="float">
            <text:p><text:s/>34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ichnowski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8" office:value-type="string" calcext:value-type="string">
            <text:p>Ircha 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8" office:value-type="string" calcext:value-type="string">
            <text:p>Sałdyg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9" office:value-type="string" calcext:value-type="string">
            <text:p>Amanowicz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35" calcext:value-type="float">
            <text:p><text:s/>1 235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9" office:value-type="string" calcext:value-type="string">
            <text:p>Bohun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Ochęduszko</text:p>
          </table:table-cell>
          <table:table-cell table:style-name="ce9" office:value-type="string" calcext:value-type="string">
            <text:p>Krzysztof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Chyżn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Joachimska</text:p>
          </table:table-cell>
          <table:table-cell table:style-name="ce8" office:value-type="string" calcext:value-type="string">
            <text:p>Magdale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Osipowicz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Gawrylcz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Michn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Osipow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8" office:value-type="string" calcext:value-type="string">
            <text:p>Chorze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8" office:value-type="string" calcext:value-type="string">
            <text:p>Gawryl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8" office:value-type="string" calcext:value-type="string">
            <text:p>Joachim</text:p>
          </table:table-cell>
          <table:table-cell table:style-name="ce8" office:value-type="string" calcext:value-type="string">
            <text:p>Magdale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Ficzak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89" calcext:value-type="float">
            <text:p><text:s/>789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Molgat</text:p>
          </table:table-cell>
          <table:table-cell table:style-name="ce9" office:value-type="string" calcext:value-type="string">
            <text:p>Ire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70" calcext:value-type="float">
            <text:p><text:s/>67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Gąsiorows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20" calcext:value-type="float">
            <text:p><text:s/>4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Graczyk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20" calcext:value-type="float">
            <text:p><text:s/>8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Domaradzki 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Domeralski 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Byszew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Graczyk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20" calcext:value-type="float">
            <text:p><text:s/>8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8" office:value-type="string" calcext:value-type="string">
            <text:p>Gąsior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20" calcext:value-type="float">
            <text:p><text:s/>4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8" office:value-type="string" calcext:value-type="string">
            <text:p>Boryszew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Kalet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9" office:value-type="string" calcext:value-type="string">
            <text:p>Borowicz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Kmicic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9" office:value-type="string" calcext:value-type="string">
            <text:p>Koleba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78" calcext:value-type="float">
            <text:p><text:s/>1 278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Wierzbowski</text:p>
          </table:table-cell>
          <table:table-cell table:style-name="ce9" office:value-type="string" calcext:value-type="string">
            <text:p>Ireneusz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78" calcext:value-type="float">
            <text:p><text:s/>1 278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Gontarek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ar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Domżał</text:p>
          </table:table-cell>
          <table:table-cell table:style-name="ce9" office:value-type="string" calcext:value-type="string">
            <text:p>Irmig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00" calcext:value-type="float">
            <text:p><text:s/>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Dubowicz</text:p>
          </table:table-cell>
          <table:table-cell table:style-name="ce9" office:value-type="string" calcext:value-type="string">
            <text:p>Marian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.66" calcext:value-type="float">
            <text:p><text:s/>233,66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Nowator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Ugodo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Zuchara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Kotow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9" office:value-type="string" calcext:value-type="string">
            <text:p>Kowalewicz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Płoc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9" office:value-type="string" calcext:value-type="string">
            <text:p>Zagłoba</text:p>
          </table:table-cell>
          <table:table-cell table:style-name="ce9" office:value-type="string" calcext:value-type="string">
            <text:p>Onufr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9" office:value-type="string" calcext:value-type="string">
            <text:p>Kotek</text:p>
          </table:table-cell>
          <table:table-cell table:style-name="ce9" office:value-type="string" calcext:value-type="string">
            <text:p>Henry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icin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34" calcext:value-type="float">
            <text:p><text:s/>234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9" office:value-type="string" calcext:value-type="string">
            <text:p>Nowak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8" office:value-type="string" calcext:value-type="string">
            <text:p>Tarkows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8" office:value-type="string" calcext:value-type="string">
            <text:p>Gontarska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8" office:value-type="string" calcext:value-type="string">
            <text:p>Zucharan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orzobohat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Chełmoń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Cicho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Kot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5" calcext:value-type="float">
            <text:p><text:s/>12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Falkowski</text:p>
          </table:table-cell>
          <table:table-cell table:style-name="ce9" office:value-type="string" calcext:value-type="string">
            <text:p>Zbignie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Ciche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Ochocki</text:p>
          </table:table-cell>
          <table:table-cell table:style-name="ce9" office:value-type="string" calcext:value-type="string">
            <text:p>D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Jeziorko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Miruń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Kostko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9" office:value-type="string" calcext:value-type="string">
            <text:p>Wołodyjowski</text:p>
          </table:table-cell>
          <table:table-cell table:style-name="ce9" office:value-type="string" calcext:value-type="string">
            <text:p>Michał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ur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Turk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1" table:default-cell-style-name="ce5"/>
        <table:table-column table:style-name="co8" table:number-columns-repeated="1023" table:default-cell-style-name="Default"/>
        <table:table-row table:style-name="ro2">
          <table:table-cell table:style-name="ce21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3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Zastosuj metodę kopiowania i wklejania </text:p>
          </table:table-cell>
          <table:table-cell table:style-name="ce22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8" table:number-columns-repeated="1018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Przybyl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Blich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Kamińska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Krza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00" calcext:value-type="float">
            <text:p><text:s/>1 2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Wolf</text:p>
          </table:table-cell>
          <table:table-cell table:style-name="ce8" office:value-type="string" calcext:value-type="string">
            <text:p>Katarzy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Bałdyg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Chl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Ch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Minotaj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0" calcext:value-type="float">
            <text:p><text:s/>34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Gawrylcz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Michn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Osipow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Byszew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Graczyk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20" calcext:value-type="float">
            <text:p><text:s/>8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Zuchara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Jeziorko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Miruń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string" calcext:value-type="string">
            <text:p>Baler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000" calcext:value-type="float">
            <text:p><text:s/>6 000,00 zł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nternowski</text:p>
          </table:table-cell>
          <table:table-cell table:style-name="ce9" office:value-type="string" calcext:value-type="string">
            <text:p>Wie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455" calcext:value-type="float">
            <text:p><text:s/>4 455,00 zł 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9" office:value-type="string" calcext:value-type="string">
            <text:p>Kowalski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455" calcext:value-type="float">
            <text:p><text:s/>4 455,00 zł 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Arłamow</text:p>
          </table:table-cell>
          <table:table-cell table:style-name="ce9" office:value-type="string" calcext:value-type="string">
            <text:p>Dariusz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4" calcext:value-type="float">
            <text:p><text:s/>2 334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9" office:value-type="string" calcext:value-type="string">
            <text:p>Bile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4" calcext:value-type="float">
            <text:p><text:s/>2 334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ichnowski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8" office:value-type="string" calcext:value-type="string">
            <text:p>Gąsior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20" calcext:value-type="float">
            <text:p><text:s/>4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Kotow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9" office:value-type="string" calcext:value-type="string">
            <text:p>Kowalewicz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Płoc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9" office:value-type="string" calcext:value-type="string">
            <text:p>Zagłoba</text:p>
          </table:table-cell>
          <table:table-cell table:style-name="ce9" office:value-type="string" calcext:value-type="string">
            <text:p>Onufr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8" table:number-columns-repeated="1018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iały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9" calcext:value-type="float">
            <text:p><text:s/>3 459,00 zł 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iel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9" calcext:value-type="float">
            <text:p><text:s/>3 459,00 zł 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Bzowicka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romka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Bromke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Kolanko</text:p>
          </table:table-cell>
          <table:table-cell table:style-name="ce9" office:value-type="string" calcext:value-type="string">
            <text:p>Ew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000" calcext:value-type="float">
            <text:p><text:s/>1 000,00 zł 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Chyżn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Ficzak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89" calcext:value-type="float">
            <text:p><text:s/>789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Molgat</text:p>
          </table:table-cell>
          <table:table-cell table:style-name="ce9" office:value-type="string" calcext:value-type="string">
            <text:p>Ire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70" calcext:value-type="float">
            <text:p><text:s/>67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Gontarek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orzobohat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Chełmoń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Cicho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Kot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5" calcext:value-type="float">
            <text:p><text:s/>12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ur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Jeleń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20" calcext:value-type="float">
            <text:p><text:s/>720,00 zł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Malkowicz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20" calcext:value-type="float">
            <text:p><text:s/>720,00 zł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Dolas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Wolf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Trza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00" calcext:value-type="float">
            <text:p><text:s/>300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Trzaskal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00" calcext:value-type="float">
            <text:p><text:s/>300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Drochojowska</text:p>
          </table:table-cell>
          <table:table-cell table:style-name="ce9" office:value-type="string" calcext:value-type="string">
            <text:p>Krysty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88" calcext:value-type="float">
            <text:p><text:s/>1 288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Gołdap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88" calcext:value-type="float">
            <text:p><text:s/>1 288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Wiśniewska 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Irchanowicz 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Joachimska</text:p>
          </table:table-cell>
          <table:table-cell table:style-name="ce8" office:value-type="string" calcext:value-type="string">
            <text:p>Magdale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Osipowicz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Graczyk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20" calcext:value-type="float">
            <text:p><text:s/>8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ar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Ciche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Turk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Przybyl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Blich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Kamińska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Krza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00" calcext:value-type="float">
            <text:p><text:s/>1 2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Wolf</text:p>
          </table:table-cell>
          <table:table-cell table:style-name="ce8" office:value-type="string" calcext:value-type="string">
            <text:p>Katarzy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Bałdyg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Chl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Ch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Minotaj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0" calcext:value-type="float">
            <text:p><text:s/>34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Gawrylcz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Michn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Osipow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Byszew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Graczyk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20" calcext:value-type="float">
            <text:p><text:s/>8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Zuchara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Jeziorko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Miruń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racka</text:p>
          </table:table-cell>
          <table:table-cell table:style-name="ce9" office:value-type="string" calcext:value-type="string">
            <text:p>Aldo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6" calcext:value-type="float">
            <text:p><text:s/>3 456,00 zł 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8" office:value-type="string" calcext:value-type="string">
            <text:p>Ircha 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8" office:value-type="string" calcext:value-type="string">
            <text:p>Sałdyg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8" office:value-type="string" calcext:value-type="string">
            <text:p>Chorze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8" office:value-type="string" calcext:value-type="string">
            <text:p>Boryszew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9" office:value-type="string" calcext:value-type="string">
            <text:p>Kotek</text:p>
          </table:table-cell>
          <table:table-cell table:style-name="ce9" office:value-type="string" calcext:value-type="string">
            <text:p>Henry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icin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34" calcext:value-type="float">
            <text:p><text:s/>234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9" office:value-type="string" calcext:value-type="string">
            <text:p>Nowak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8" office:value-type="string" calcext:value-type="string">
            <text:p>Tarkows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8" office:value-type="string" calcext:value-type="string">
            <text:p>Ci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8" office:value-type="string" calcext:value-type="string">
            <text:p>Burdanow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8" office:value-type="string" calcext:value-type="string">
            <text:p>Wiśniewska </text:p>
          </table:table-cell>
          <table:table-cell table:style-name="ce8" office:value-type="string" calcext:value-type="string">
            <text:p>Hali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9" office:value-type="string" calcext:value-type="string">
            <text:p>Amanowicz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35" calcext:value-type="float">
            <text:p><text:s/>1 235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8" office:value-type="string" calcext:value-type="string">
            <text:p>Gawryl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8" office:value-type="string" calcext:value-type="string">
            <text:p>Joachim</text:p>
          </table:table-cell>
          <table:table-cell table:style-name="ce8" office:value-type="string" calcext:value-type="string">
            <text:p>Magdale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Kalet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8" office:value-type="string" calcext:value-type="string">
            <text:p>Gontarska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8" office:value-type="string" calcext:value-type="string">
            <text:p>Zucharan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visibility="filter" table:number-rows-repeated="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 table:visibility="filter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 table:visibility="filter" table:number-rows-repeated="4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 table:visibility="filter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 table:visibility="filter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 table:visibility="filter" table:number-rows-repeated="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kobiety_1" table:style-name="ta5">
        <office:forms form:automatic-focus="false" form:apply-design-mode="false"/>
        <table:table-column table:style-name="co10" table:default-cell-style-name="ce27"/>
        <table:table-column table:style-name="co15" table:default-cell-style-name="ce32"/>
        <table:table-column table:style-name="co15" table:default-cell-style-name="ce39"/>
        <table:table-column table:style-name="co16" table:default-cell-style-name="ce46"/>
        <table:table-row table:style-name="ro5">
          <table:table-cell table:style-name="ce24" office:value-type="string" calcext:value-type="string">
            <text:p>Suma - Zarobki </text:p>
          </table:table-cell>
          <table:table-cell table:style-name="ce29" office:value-type="string" calcext:value-type="string">
            <text:p>Dane</text:p>
          </table:table-cell>
          <table:table-cell table:style-name="ce36"/>
          <table:table-cell table:style-name="ce43"/>
        </table:table-row>
        <table:table-row table:style-name="ro5">
          <table:table-cell table:style-name="ce25" office:value-type="string" calcext:value-type="string">
            <text:p>Staż pracy</text:p>
          </table:table-cell>
          <table:table-cell table:style-name="ce30" office:value-type="string" calcext:value-type="string">
            <text:p>K</text:p>
          </table:table-cell>
          <table:table-cell table:style-name="ce37" office:value-type="string" calcext:value-type="string">
            <text:p>M</text:p>
          </table:table-cell>
          <table:table-cell table:style-name="ce44" office:value-type="string" calcext:value-type="string">
            <text:p>Suma Wynik</text:p>
          </table:table-cell>
        </table:table-row>
        <table:table-row table:style-name="ro5">
          <table:table-cell table:style-name="ce26" office:value-type="float" office:value="11" calcext:value-type="float">
            <text:p>11</text:p>
          </table:table-cell>
          <table:table-cell table:style-name="ce31" office:value-type="float" office:value="3900" calcext:value-type="float">
            <text:p><text:s/>3 900,00 zł </text:p>
          </table:table-cell>
          <table:table-cell table:style-name="ce38"/>
          <table:table-cell table:style-name="ce45" office:value-type="float" office:value="3900" calcext:value-type="float">
            <text:p><text:s/>3 900,00 zł 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740" calcext:value-type="float">
            <text:p><text:s/>2 740,00 zł </text:p>
          </table:table-cell>
          <table:table-cell/>
          <table:table-cell office:value-type="float" office:value="2740" calcext:value-type="float">
            <text:p><text:s/>2 740,00 zł 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6918" calcext:value-type="float">
            <text:p><text:s/>6 918,00 zł </text:p>
          </table:table-cell>
          <table:table-cell/>
          <table:table-cell office:value-type="float" office:value="6918" calcext:value-type="float">
            <text:p><text:s/>6 918,00 zł 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33"/>
          <table:table-cell table:style-name="ce40" office:value-type="float" office:value="8910" calcext:value-type="float">
            <text:p><text:s/>8 910,00 zł </text:p>
          </table:table-cell>
          <table:table-cell office:value-type="float" office:value="8910" calcext:value-type="float">
            <text:p><text:s/>8 910,00 zł 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33"/>
          <table:table-cell table:style-name="ce40" office:value-type="float" office:value="4712" calcext:value-type="float">
            <text:p><text:s/>4 712,00 zł </text:p>
          </table:table-cell>
          <table:table-cell office:value-type="float" office:value="4712" calcext:value-type="float">
            <text:p><text:s/>4 712,00 zł 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4000" calcext:value-type="float">
            <text:p><text:s/>4 000,00 zł </text:p>
          </table:table-cell>
          <table:table-cell table:style-name="ce40" office:value-type="float" office:value="9000" calcext:value-type="float">
            <text:p><text:s/>9 000,00 zł </text:p>
          </table:table-cell>
          <table:table-cell office:value-type="float" office:value="13000" calcext:value-type="float">
            <text:p><text:s/>13 000,00 zł 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<text:s/>3 456,00 zł </text:p>
          </table:table-cell>
          <table:table-cell/>
          <table:table-cell office:value-type="float" office:value="3456" calcext:value-type="float">
            <text:p><text:s/>3 456,00 zł 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400" calcext:value-type="float">
            <text:p><text:s/>1 400,00 zł </text:p>
          </table:table-cell>
          <table:table-cell/>
          <table:table-cell office:value-type="float" office:value="1400" calcext:value-type="float">
            <text:p><text:s/>1 400,00 zł 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34"/>
          <table:table-cell table:style-name="ce41" office:value-type="float" office:value="12000" calcext:value-type="float">
            <text:p><text:s/>12 000,00 zł </text:p>
          </table:table-cell>
          <table:table-cell table:style-name="ce47" office:value-type="float" office:value="12000" calcext:value-type="float">
            <text:p><text:s/>12 000,00 zł </text:p>
          </table:table-cell>
        </table:table-row>
        <table:table-row table:style-name="ro5">
          <table:table-cell table:style-name="ce28" office:value-type="string" calcext:value-type="string">
            <text:p>Suma Wynik</text:p>
          </table:table-cell>
          <table:table-cell table:style-name="ce35" office:value-type="float" office:value="22414" calcext:value-type="float">
            <text:p><text:s/>22 414,00 zł </text:p>
          </table:table-cell>
          <table:table-cell table:style-name="ce42" office:value-type="float" office:value="34622" calcext:value-type="float">
            <text:p><text:s/>34 622,00 zł </text:p>
          </table:table-cell>
          <table:table-cell table:style-name="ce48" office:value-type="float" office:value="57036" calcext:value-type="float">
            <text:p><text:s/>57 036,00 zł </text:p>
          </table:table-cell>
        </table:table-row>
      </table:table>
      <table:table table:name="Staż pracy &lt; 3 lat" table:style-name="ta6">
        <office:forms form:automatic-focus="false" form:apply-design-mode="false"/>
        <table:table-column table:style-name="co8" table:number-columns-repeated="1024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Gontarek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ar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Domżał</text:p>
          </table:table-cell>
          <table:table-cell table:style-name="ce9" office:value-type="string" calcext:value-type="string">
            <text:p>Irmig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00" calcext:value-type="float">
            <text:p><text:s/>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Dubowicz</text:p>
          </table:table-cell>
          <table:table-cell table:style-name="ce9" office:value-type="string" calcext:value-type="string">
            <text:p>Marian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.66" calcext:value-type="float">
            <text:p><text:s/>233,66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Nowator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Ugodo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Zuchara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Kotow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9" office:value-type="string" calcext:value-type="string">
            <text:p>Kowalewicz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Płoc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9" office:value-type="string" calcext:value-type="string">
            <text:p>Zagłoba</text:p>
          </table:table-cell>
          <table:table-cell table:style-name="ce9" office:value-type="string" calcext:value-type="string">
            <text:p>Onufr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9" office:value-type="string" calcext:value-type="string">
            <text:p>Kotek</text:p>
          </table:table-cell>
          <table:table-cell table:style-name="ce9" office:value-type="string" calcext:value-type="string">
            <text:p>Henry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icin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34" calcext:value-type="float">
            <text:p><text:s/>234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9" office:value-type="string" calcext:value-type="string">
            <text:p>Nowak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8" office:value-type="string" calcext:value-type="string">
            <text:p>Tarkows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8" office:value-type="string" calcext:value-type="string">
            <text:p>Gontarska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8" office:value-type="string" calcext:value-type="string">
            <text:p>Zucharan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orzobohat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Chełmoń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Cicho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Kot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5" calcext:value-type="float">
            <text:p><text:s/>12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Falkowski</text:p>
          </table:table-cell>
          <table:table-cell table:style-name="ce9" office:value-type="string" calcext:value-type="string">
            <text:p>Zbignie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Ciche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Ochocki</text:p>
          </table:table-cell>
          <table:table-cell table:style-name="ce9" office:value-type="string" calcext:value-type="string">
            <text:p>D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Jeziorko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Miruń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Kostko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9" office:value-type="string" calcext:value-type="string">
            <text:p>Wołodyjowski</text:p>
          </table:table-cell>
          <table:table-cell table:style-name="ce9" office:value-type="string" calcext:value-type="string">
            <text:p>Michał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ur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Turk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office:forms form:automatic-focus="false" form:apply-design-mode="false"/>
        <table:table-column table:style-name="co8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number-columns-repeated="1017" table:default-cell-style-name="Default"/>
        <table:table-row table:style-name="ro1"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8" office:value-type="string" calcext:value-type="string">
            <text:p>Ci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Filoński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8" office:value-type="string" calcext:value-type="string">
            <text:p>Burdanow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8" office:value-type="string" calcext:value-type="string">
            <text:p>Wiśniewska </text:p>
          </table:table-cell>
          <table:table-cell table:style-name="ce8" office:value-type="string" calcext:value-type="string">
            <text:p>Hali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9" office:value-type="string" calcext:value-type="string">
            <text:p>Amanowicz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35" calcext:value-type="float">
            <text:p><text:s/>1 235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8" office:value-type="string" calcext:value-type="string">
            <text:p>Gawryl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8" office:value-type="string" calcext:value-type="string">
            <text:p>Joachim</text:p>
          </table:table-cell>
          <table:table-cell table:style-name="ce8" office:value-type="string" calcext:value-type="string">
            <text:p>Magdale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Domaradzki 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Domeralski 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Kalet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Domżał</text:p>
          </table:table-cell>
          <table:table-cell table:style-name="ce9" office:value-type="string" calcext:value-type="string">
            <text:p>Irmig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00" calcext:value-type="float">
            <text:p><text:s/>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Dubowicz</text:p>
          </table:table-cell>
          <table:table-cell table:style-name="ce9" office:value-type="string" calcext:value-type="string">
            <text:p>Marian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.66" calcext:value-type="float">
            <text:p><text:s/>233,66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Nowator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Ugodo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8" office:value-type="string" calcext:value-type="string">
            <text:p>Gontarska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8" office:value-type="string" calcext:value-type="string">
            <text:p>Zucharan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Ochocki</text:p>
          </table:table-cell>
          <table:table-cell table:style-name="ce9" office:value-type="string" calcext:value-type="string">
            <text:p>D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B$6" table:cell-range-address="$'Baza danych'.$B$4:.$G$103"/>
      </table:named-expressions>
      <table:database-ranges>
        <table:database-range table:name="__Anonymous_Sheet_DB__0" table:target-range-address="'Baza danych'.A4:'Baza danych'.G103" table:orientation="column">
          <table:filter table:target-range-address="kobiety.A1" table:condition-source-range-address="'Baza danych'.I4:'Baza danych'.I5">
            <table:filter-and>
              <table:filter-condition table:field-number="1" table:value="K" table:operator="="/>
            </table:filter-and>
          </table:filter>
        </table:database-range>
        <table:database-range table:name="__Anonymous_Sheet_DB__2" table:target-range-address="w3.A1:w3.G29">
          <table:sort>
            <table:sort-by table:field-number="0" table:data-type="automatic"/>
          </table:sort>
        </table:database-range>
        <table:database-range table:name="__Anonymous_Sheet_DB__3" table:target-range-address="kobiety.A1:kobiety.G67">
          <table:sort>
            <table:sort-by table:field-number="0" table:data-type="automatic"/>
          </table:sort>
        </table:database-range>
        <table:database-range table:name="__Anonymous_Sheet_DB__5" table:target-range-address="'Staż pracy &lt; 3 lat'.A1:'Staż pracy &lt; 3 lat'.G31"/>
        <table:database-range table:name="__Anonymous_Sheet_DB__6" table:target-range-address="'w2 M w5 K'.A1:'w2 M w5 K'.G18"/>
      </table:database-ranges>
      <table:data-pilot-tables>
        <table:data-pilot-table table:name="DataPilot1" table:application-data="" table:target-range-address="'Tabela przestawna_kobiety_1'.A1:'Tabela przestawna_kobiety_1'.D12" table:buttons="'Tabela przestawna_kobiety_1'.A2 'Tabela przestawna_kobiety_1'.B1" table:show-filter-button="false" table:drill-down-on-double-click="false">
          <table:source-cell-range table:cell-range-address="kobiety.A1:kobiety.G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ż pracy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fals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32" table:display="true" table:show-details="true"/>
                <table:data-pilot-member table:name="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sum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2" loext:min-decimal-places="2" number:min-integer-digits="1" number:grouping="true"/>
      <number:text> zł</number:text>
    </number:number-style>
    <number:number-style style:name="N124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 style:data-style-name="N2" text:time-value="07:14:18.24144604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7-04-12T07:55:41.318551079</dc:date>
    <meta:editing-cycles>3</meta:editing-cycles>
    <meta:editing-duration>PT9M11S</meta:editing-duration>
    <meta:generator>LibreOffice/5.2.6.2$Linux_X86_64 LibreOffice_project/20m0$Build-2</meta:generator>
    <meta:document-statistic meta:table-count="7" meta:cell-count="1773" meta:object-count="0"/>
  </office:meta>
</office:document-meta>
</file>